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1" style:family="table">
      <style:table-properties style:width="17.602cm" fo:margin-left="0cm" fo:margin-right="-0.012cm" table:align="margins"/>
    </style:style>
    <style:style style:name="Tabla1.A" style:family="table-column">
      <style:table-column-properties style:column-width="4.828cm" style:rel-column-width="17974*"/>
    </style:style>
    <style:style style:name="Tabla1.B" style:family="table-column">
      <style:table-column-properties style:column-width="12.774cm" style:rel-column-width="47561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an_man_clientes</text:h>
      <text:p text:style-name="Standard"/>
      <text:p text:style-name="Standard">Esta pantalla es para el vendedor</text:p>
      <text:p text:style-name="Standard"/>
      <text:p text:style-name="Standard">El objetivo es buscar un cliente o agregarlo ,si no lo encuentra</text:p>
      <text:p text:style-name="Standard"/>
      <text:p text:style-name="Standard">Interesa el nombre,nacionalidad,dni,hotel,pieza <text:s/>y si pago 50% o el total</text:p>
      <text:p text:style-name="Standard"/>
      <text:p text:style-name="Standard"><text:bookmark-start text:name="__DdeLink__77_1050259326"/>nombre del cliente</text:p>
      <text:p text:style-name="Standard">dni del cliente</text:p>
      <text:p text:style-name="Standard">nacionalidad</text:p>
      <text:p text:style-name="Standard">hotel y pieza -- <text:s/>fono del hotel</text:p>
      <text:p text:style-name="Standard">correo</text:p>
      <text:p text:style-name="Standard">vCorreo</text:p>
      <text:p text:style-name="Standard">celular</text:p>
      <text:p text:style-name="Standard">vCelular</text:p>
      <text:p text:style-name="Standard">estaEnStgo</text:p>
      <text:p text:style-name="Standard"><text:bookmark-end text:name="__DdeLink__77_1050259326"/></text:p>
      <text:p text:style-name="Standard">En una pantalla de búsqueda <text:s/>ingreso el paquete y el nombre aprox del cliente o el dni</text:p>
      <text:p text:style-name="Standard">puede ser nulo uno de los datos del cliente ó el paquete.</text:p>
      <text:p text:style-name="Standard">Si el cliente no existe da lugar a ingresarlo</text:p>
      <text:p text:style-name="Standard"/>
      <text:p text:style-name="Standard">De la pantalla de ingreso se puede entrar desde la incoporación del cliente o bien desde la búsqueda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<text:bookmark-start text:name="__DdeLink__1683_2118312884"/>pan_bus_cli<text:bookmark-end text:name="__DdeLink__1683_2118312884"/></text:p>
          </table:table-cell>
          <table:table-cell table:style-name="Tabla1.B2" office:value-type="string">
            <text:p text:style-name="Table_20_Contents">Pantalla que permite buscar clientes</text:p>
          </table:table-cell>
        </table:table-row>
        <table:table-row>
          <table:table-cell table:style-name="Tabla1.A2" office:value-type="string">
            <text:p text:style-name="Table_20_Contents">pan_man_cli</text:p>
          </table:table-cell>
          <table:table-cell table:style-name="Tabla1.B2" office:value-type="string">
            <text:p text:style-name="Table_20_Contents">Pantalla que edita clientes</text:p>
          </table:table-cell>
        </table:table-row>
        <table:table-row>
          <table:table-cell table:style-name="Tabla1.A2" office:value-type="string">
            <text:p text:style-name="Table_20_Contents">Pan_acc_cli</text:p>
          </table:table-cell>
          <table:table-cell table:style-name="Tabla1.B2" office:value-type="string">
            <text:p text:style-name="Table_20_Contents">Pantalla que accede <text:s/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áximo Meza</meta:initial-creator>
    <meta:creation-date>2019-04-02T20:26:50</meta:creation-date>
    <dc:date>2019-04-03T18:12:12</dc:date>
    <dc:creator>Máximo Meza</dc:creator>
    <meta:editing-duration>PT5H45M58S</meta:editing-duration>
    <meta:editing-cycles>9</meta:editing-cycles>
    <meta:generator>OpenOffice/4.1.6$Unix OpenOffice.org_project/416m1$Build-9790</meta:generator>
    <meta:document-statistic meta:table-count="1" meta:image-count="0" meta:object-count="0" meta:page-count="1" meta:paragraph-count="23" meta:word-count="120" meta:character-count="713"/>
  </office:meta>
</office:document-meta>
</file>